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5pt" fo:font-weight="bold" officeooo:rsid="0008eb58" officeooo:paragraph-rsid="0008eb58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ans" fo:font-size="15pt" fo:font-weight="bold" officeooo:rsid="0009a7e5" officeooo:paragraph-rsid="0009a7e5" style:font-size-asian="15pt" style:font-weight-asian="bold" style:font-size-complex="15pt" style:font-weight-complex="bold"/>
    </style:style>
    <style:style style:name="P3" style:family="paragraph" style:parent-style-name="Standard" style:list-style-name="L3">
      <style:text-properties style:font-name="Liberation Sans" fo:font-size="15pt" fo:font-weight="bold" officeooo:rsid="000abfa2" officeooo:paragraph-rsid="000abfa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ans" fo:font-size="15pt" fo:font-weight="bold" officeooo:rsid="000abfa2" officeooo:paragraph-rsid="000abfa2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ans" fo:font-size="15pt" fo:font-weight="normal" officeooo:rsid="0008eb58" officeooo:paragraph-rsid="0008eb58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Liberation Sans" fo:font-size="15pt" fo:font-weight="normal" officeooo:rsid="0009a7e5" officeooo:paragraph-rsid="0009a7e5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text-properties style:font-name="Liberation Sans" fo:font-size="15pt" fo:font-weight="normal" officeooo:rsid="0009a7e5" officeooo:paragraph-rsid="0009a7e5" style:font-size-asian="15pt" style:font-weight-asian="normal" style:font-size-complex="15pt" style:font-weight-complex="normal"/>
    </style:style>
    <style:style style:name="P8" style:family="paragraph" style:parent-style-name="Standard" style:list-style-name="L2">
      <style:text-properties style:font-name="Liberation Sans" fo:font-size="15pt" fo:font-weight="normal" officeooo:rsid="000abfa2" officeooo:paragraph-rsid="000abfa2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iberation Sans" fo:font-size="15pt" fo:font-weight="normal" officeooo:rsid="000abfa2" officeooo:paragraph-rsid="000abfa2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9a7e5" officeooo:paragraph-rsid="0009a7e5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text-properties style:font-name="Liberation Sans" fo:font-size="15pt" style:text-underline-style="solid" style:text-underline-width="auto" style:text-underline-color="font-color" fo:font-weight="bold" officeooo:rsid="000abfa2" officeooo:paragraph-rsid="000abfa2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style:text-underline-style="none" fo:font-weight="bold" officeooo:paragraph-rsid="0009a7e5" style:font-weight-asian="bold" style:font-weight-complex="bold"/>
    </style:style>
    <style:style style:name="P13" style:family="paragraph" style:parent-style-name="Standard" style:list-style-name="L4">
      <style:text-properties officeooo:paragraph-rsid="000abfa2"/>
    </style:style>
    <style:style style:name="P14" style:family="paragraph" style:parent-style-name="Standard" style:list-style-name="L4">
      <style:text-properties officeooo:paragraph-rsid="00101d18"/>
    </style:style>
    <style:style style:name="P15" style:family="paragraph" style:parent-style-name="Standard" style:list-style-name="L6">
      <style:text-properties officeooo:rsid="000dba3c" officeooo:paragraph-rsid="000dba3c"/>
    </style:style>
    <style:style style:name="P16" style:family="paragraph" style:parent-style-name="Standard">
      <style:text-properties officeooo:rsid="000dba3c" officeooo:paragraph-rsid="000dba3c"/>
    </style:style>
    <style:style style:name="P17" style:family="paragraph" style:parent-style-name="Standard" style:list-style-name="L8">
      <style:text-properties officeooo:rsid="000dba3c" officeooo:paragraph-rsid="00101d18"/>
    </style:style>
    <style:style style:name="P18" style:family="paragraph" style:parent-style-name="Standard">
      <style:text-properties officeooo:rsid="000dba3c" officeooo:paragraph-rsid="00101d18"/>
    </style:style>
    <style:style style:name="P19" style:family="paragraph" style:parent-style-name="Standard" style:list-style-name="L7">
      <style:text-properties officeooo:rsid="000f90cc" officeooo:paragraph-rsid="000f90cc"/>
    </style:style>
    <style:style style:name="P20" style:family="paragraph" style:parent-style-name="Standard">
      <style:text-properties officeooo:rsid="000f90cc" officeooo:paragraph-rsid="000f90cc"/>
    </style:style>
    <style:style style:name="P21" style:family="paragraph" style:parent-style-name="Standard" style:list-style-name="L9">
      <style:text-properties officeooo:rsid="000f90cc" officeooo:paragraph-rsid="00101d18"/>
    </style:style>
    <style:style style:name="P22" style:family="paragraph" style:parent-style-name="Standard">
      <style:text-properties officeooo:rsid="000f90cc" officeooo:paragraph-rsid="00101d18"/>
    </style:style>
    <style:style style:name="T1" style:family="text"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T2" style:family="text">
      <style:text-properties style:font-name="Liberation Sans" fo:font-size="15pt" fo:font-weight="normal" officeooo:rsid="000f8fc2" style:font-size-asian="15pt" style:font-weight-asian="normal" style:font-size-complex="15pt" style:font-weight-complex="normal"/>
    </style:style>
    <style:style style:name="T3" style:family="text">
      <style:text-properties style:font-name="Liberation Sans" fo:font-size="15pt" fo:font-weight="bold" officeooo:rsid="000abfa2" style:font-size-asian="15pt" style:font-weight-asian="bold" style:font-size-complex="15pt" style:font-weight-complex="bold"/>
    </style:style>
    <style:style style:name="T4" style:family="text">
      <style:text-properties style:font-name="Liberation Sans" fo:font-size="15pt" fo:font-weight="bold" officeooo:rsid="000dba3c" style:font-size-asian="15pt" style:font-weight-asian="bold" style:font-size-complex="15pt" style:font-weight-complex="bold"/>
    </style:style>
    <style:style style:name="T5" style:family="text">
      <style:text-properties style:font-name="Liberation Sans" fo:font-size="15pt" fo:font-weight="bold" officeooo:rsid="000f8fc2" style:font-size-asian="15pt" style:font-weight-asian="bold" style:font-size-complex="15pt" style:font-weight-complex="bold"/>
    </style:style>
    <style:style style:name="T6" style:family="text">
      <style:text-properties style:font-name="Liberation Sans" fo:font-size="15pt" style:text-underline-style="solid" style:text-underline-width="auto" style:text-underline-color="font-color" fo:font-weight="normal" officeooo:rsid="000f8fc2" style:font-size-asian="15pt" style:font-weight-asian="normal" style:font-size-complex="15pt" style:font-weight-complex="normal"/>
    </style:style>
    <style:style style:name="T7" style:family="text">
      <style:text-properties style:font-name="Liberation Sans" fo:font-size="15pt" officeooo:rsid="0009a7e5" style:font-size-asian="15pt" style:font-size-complex="15pt"/>
    </style:style>
    <style:style style:name="T8" style:family="text">
      <style:text-properties style:font-name="Liberation Sans"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style:font-name="Liberation Sans" fo:font-size="15pt" style:text-underline-style="none" fo:font-weight="normal" officeooo:rsid="000f8fc2" style:font-size-asian="15pt" style:font-weight-asian="normal" style:font-size-complex="15pt" style:font-weight-complex="normal"/>
    </style:style>
    <style:style style:name="T10" style:family="text">
      <style:text-properties style:font-name="Liberation Sans" fo:font-size="15pt" style:text-underline-style="none" fo:font-weight="normal" officeooo:rsid="000f90cc" style:font-size-asian="15pt" style:font-weight-asian="normal" style:font-size-complex="15pt" style:font-weight-complex="normal"/>
    </style:style>
    <style:style style:name="T11" style:family="text">
      <style:text-properties style:font-name="Liberation Sans" fo:font-size="15pt" style:text-underline-style="none" fo:font-weight="normal" officeooo:rsid="000fc53d" style:font-size-asian="15pt" style:font-weight-asian="normal" style:font-size-complex="15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bbdf8"/>
    </style:style>
    <style:style style:name="T14" style:family="text">
      <style:text-properties fo:color="#0097ff" loext:opacity="100%"/>
    </style:style>
    <style:style style:name="T15" style:family="text">
      <style:text-properties officeooo:rsid="000abfa2"/>
    </style:style>
    <style:style style:name="T16" style:family="text">
      <style:text-properties style:text-underline-style="none" officeooo:rsid="000bbdf8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097cm" fo:text-indent="-0.635cm" fo:margin-left="3.0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732cm" fo:text-indent="-0.635cm" fo:margin-left="3.7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367cm" fo:text-indent="-0.635cm" fo:margin-left="4.3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técnica do projeto – Dicionário de código</text:p>
      <text:p text:style-name="P1"/>
      <text:p text:style-name="P5"/>
      <text:p text:style-name="P5">Os dados aqui representados representam uma documentação de funcionalidades da aplicação separados por cada componente Angular.</text:p>
      <text:p text:style-name="P5"/>
      <text:p text:style-name="P5"/>
      <text:p text:style-name="P5"/>
      <text:p text:style-name="P2"><text:span text:style-name="T14">Componente</text:span> &gt; <text:span text:style-name="T12">app</text:span> &gt; <text:span text:style-name="T12">reservas</text:span> &gt; <text:span text:style-name="T12">criar</text:span> &gt; <text:span text:style-name="T12">eventual</text:span></text:p>
      <text:p text:style-name="P2"/>
      <text:p text:style-name="P2">Criação de uma reserva eventual</text:p>
      <text:p text:style-name="P2"/>
      <text:p text:style-name="P6">Um formulário que realiza a criação de uma reserva eventual normal. Esse formulário passa por uma série de campos e possui suas regras e validações, as tais são: </text:p>
      <text:p text:style-name="P6"/>
      <text:p text:style-name="P6"/>
      <text:p text:style-name="P10"><text:span text:style-name="T15">Lógica</text:span>:</text:p>
      <text:p text:style-name="P6"/>
      <text:list xml:id="list2805620712" text:style-name="L1">
        <text:list-item>
          <text:p text:style-name="P12"><text:span text:style-name="T7">Nenhum campo pode estar em branco</text:span></text:p>
          <text:p text:style-name="P7"/>
          <text:list>
            <text:list-header>
              <text:p text:style-name="P11">Validação:</text:p>
              <text:p text:style-name="P11"/>
            </text:list-header>
          </text:list>
        </text:list-item>
      </text:list>
      <text:list xml:id="list4008580207" text:style-name="L2">
        <text:list-item>
          <text:p text:style-name="P8">O formulário não pode ser processado se os inputs estiverem em branco e pelo menos um equipamento adicionado.</text:p>
        </text:list-item>
      </text:list>
      <text:p text:style-name="P9"><text:tab/><text:tab/></text:p>
      <text:p text:style-name="P9"><text:tab/><text:tab/><text:span text:style-name="T13">Implantação:</text:span><text:span text:style-name="T16"> Esta validação foi adicionada diretamente no</text:span></text:p>
      <text:p text:style-name="P9"><text:span text:style-name="T16"><text:tab/><text:tab/>html da aplicação usando o formControl.</text:span></text:p>
      <text:p text:style-name="P9"/>
      <text:list xml:id="list1445240814" text:style-name="L3">
        <text:list-item>
          <text:p text:style-name="P3">Logica para adicionar equipamento</text:p>
        </text:list-item>
      </text:list>
      <text:p text:style-name="P4"><text:tab/></text:p>
      <text:list xml:id="list904957764" text:style-name="L4">
        <text:list-item>
          <text:p text:style-name="P13"><text:span text:style-name="T3">Não pode adicionar um equipamento sem quantidad</text:span><text:span text:style-name="T4">e </text:span><text:span text:style-name="T5">e nem uma quantidade sem um equipamento</text:span></text:p>
          <text:p text:style-name="P13"><text:span text:style-name="T4"/></text:p>
        </text:list-item>
      </text:list>
      <text:list xml:id="list1431283234" text:style-name="L6">
        <text:list-item>
          <text:p text:style-name="P15"><text:span text:style-name="T1">Obrigatório no ato da reserva informar a quantidade solicitada do equipamento para que o sistema tenha o controle do estoque </text:span><text:span text:style-name="T2">e um equipamento para acompanhá-la.</text:span></text:p>
        </text:list-item>
      </text:list>
      <text:p text:style-name="P16"><text:span text:style-name="T1"><text:tab/></text:span></text:p>
      <text:p text:style-name="P16"><text:span text:style-name="T1"><text:tab/><text:tab/></text:span><text:span text:style-name="T6">Implantação</text:span><text:span text:style-name="T9">: Criado uma funcionalidade de validação tanto <text:tab/><text:tab/>de equipamento quanto quantidade entre os campos <text:tab/><text:tab/><text:tab/>input:text e input:select. </text:span><text:span text:style-name="T11">O método só passa se todas as <text:tab/><text:tab/><text:tab/>checagens estiverem verdadeiras (true).</text:span></text:p>
      <text:p text:style-name="P16"><text:soft-page-break/><text:span text:style-name="T9"/></text:p>
      <text:p text:style-name="P16"><text:span text:style-name="T9"><text:tab/><text:tab/></text:span><text:span text:style-name="T6">Localização</text:span><text:span text:style-name="T9">:</text:span></text:p>
      <text:list xml:id="list2351775124" text:style-name="L7">
        <text:list-item>
          <text:p text:style-name="P19"><text:span text:style-name="T9">P</text:span><text:span text:style-name="T8">ath: </text:span><text:span text:style-name="T9">app &gt; <text:s/>validator</text:span><text:span text:style-name="T8">s</text:span><text:span text:style-name="T9"> &gt; equipamento </text:span></text:p>
        </text:list-item>
        <text:list-item>
          <text:p text:style-name="P19"><text:span text:style-name="T8">Classe: </text:span><text:span text:style-name="T9"><text:s/>formEquipamentoValidationService.ts</text:span></text:p>
        </text:list-item>
        <text:list-item>
          <text:p text:style-name="P19"><text:span text:style-name="T8">Metodo: </text:span><text:span text:style-name="T9"><text:s/>equipamentoEQuantidadeNaoPodemEstarVazios</text:span></text:p>
        </text:list-item>
      </text:list>
      <text:p text:style-name="P20"><text:span text:style-name="T9"/></text:p>
      <text:p text:style-name="P20"><text:span text:style-name="T9"/></text:p>
      <text:list xml:id="list101219546098855" text:continue-list="list904957764" text:style-name="L4">
        <text:list-item>
          <text:p text:style-name="P14"><text:span text:style-name="T3">Não </text:span><text:span text:style-name="T5">pode adicionar o mesmo equipamento 2x</text:span></text:p>
          <text:p text:style-name="P14"><text:span text:style-name="T4"/></text:p>
        </text:list-item>
      </text:list>
      <text:list xml:id="list2749807707" text:style-name="L8">
        <text:list-item>
          <text:p text:style-name="P17"><text:span text:style-name="T1">Obrigatório no ato da reserva informar a quantidade solicitada do equipamento para que o sistema tenha o controle do estoque </text:span><text:span text:style-name="T2">e um equipamento para acompanhá-la.</text:span></text:p>
        </text:list-item>
      </text:list>
      <text:p text:style-name="P18"><text:span text:style-name="T1"><text:tab/></text:span></text:p>
      <text:p text:style-name="P18"><text:span text:style-name="T1"><text:tab/><text:tab/></text:span><text:span text:style-name="T6">Implantação</text:span><text:span text:style-name="T9">: Criado uma funcionalidade de validação tanto <text:tab/><text:tab/>de equipamento quanto quantidade entre os campos <text:tab/><text:tab/><text:tab/>input:text e input:select. </text:span><text:span text:style-name="T11">O método só passa se todas as <text:tab/><text:tab/><text:tab/>checagens estiverem verdadeiras (true).</text:span></text:p>
      <text:p text:style-name="P18"><text:span text:style-name="T9"/></text:p>
      <text:p text:style-name="P18"><text:span text:style-name="T9"><text:tab/><text:tab/></text:span><text:span text:style-name="T6">Localização</text:span><text:span text:style-name="T9">:</text:span></text:p>
      <text:list xml:id="list2429324097" text:style-name="L9">
        <text:list-item>
          <text:p text:style-name="P21"><text:span text:style-name="T9">P</text:span><text:span text:style-name="T8">ath: </text:span><text:span text:style-name="T9">app &gt; <text:s/>validator</text:span><text:span text:style-name="T8">s</text:span><text:span text:style-name="T9"> &gt; equipamento </text:span></text:p>
        </text:list-item>
        <text:list-item>
          <text:p text:style-name="P21"><text:span text:style-name="T8">Classe: </text:span><text:span text:style-name="T9"><text:s/>formEquipamentoValidationService.ts</text:span></text:p>
        </text:list-item>
        <text:list-item>
          <text:p text:style-name="P21"><text:span text:style-name="T8">Metodo: </text:span><text:span text:style-name="T9"><text:s/>equipamentoEQuantidadeNaoPodemEstarVazios</text:span></text:p>
        </text:list-item>
      </text:list>
      <text:p text:style-name="P22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5pt" style:font-size-asian="13.1000003814697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08:36:43.256342554</meta:creation-date>
    <dc:date>2024-10-01T10:12:15.894620535</dc:date>
    <meta:editing-duration>PT23M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275" meta:character-count="1905" meta:non-whitespace-character-count="1631"/>
  </office:meta>
</office:document-meta>
</file>